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8cdf6" officeooo:paragraph-rsid="0008cdf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8cdf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9a58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aec3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bd89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c63c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e024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8cdf6" officeooo:paragraph-rsid="000f3e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08cdf6" officeooo:paragraph-rsid="000e024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0bd89c" officeooo:paragraph-rsid="000bd89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rsid="000c63cb" officeooo:paragraph-rsid="000c63c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weight="bold" officeooo:rsid="000f3e43" officeooo:paragraph-rsid="000f3e4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officeooo:rsid="000ff97a" officeooo:paragraph-rsid="000ff97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08cdf6" officeooo:paragraph-rsid="0008cdf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09a581" officeooo:paragraph-rsid="0009a58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aec38" officeooo:paragraph-rsid="000aec3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0bd89c" officeooo:paragraph-rsid="000bd8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c63cb" officeooo:paragraph-rsid="000c63c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024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a581"/>
    </style:style>
    <style:style style:name="T5" style:family="text">
      <style:text-properties officeooo:rsid="000aec38"/>
    </style:style>
    <style:style style:name="T6" style:family="text">
      <style:text-properties officeooo:rsid="000bd89c"/>
    </style:style>
    <style:style style:name="T7" style:family="text">
      <style:text-properties officeooo:rsid="000e02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0 <text:span text:style-name="T1">– RPM E YUM – PARTE 01 – GERENCIAMENTO DE PACOTES RPM NO LINUX</text:span></text:p>
      <text:p text:style-name="P1"><text:span text:style-name="T1"/></text:p>
      <text:p text:style-name="P2">*** RED HAT PACKAGE MANAGER ***</text:p>
      <text:p text:style-name="P2"/>
      <text:p text:style-name="P14">Sistema de Gerenciamento de Pacotes</text:p>
      <text:p text:style-name="P14">Originalmente escrito para uso em sistemas Red Hat</text:p>
      <text:p text:style-name="P14"/>
      <text:p text:style-name="P14">Usado hoje em inúmeras distribuições e sistemas, como openSuse, CentOS, <text:span text:style-name="T3">Fedora, </text:span>IBM AIX, Oracle Linux, Scientific Linux, etc</text:p>
      <text:p text:style-name="P14">Principal front-end: YUM</text:p>
      <text:p text:style-name="P14"/>
      <text:p text:style-name="P3">*** <text:span text:style-name="T4">PACOTES RPM – FORMATO </text:span>***</text:p>
      <text:p text:style-name="P3"/>
      <text:p text:style-name="P15">Nome – Nome do pacote</text:p>
      <text:p text:style-name="P15">Versão – maior.menor.nívelPatch</text:p>
      <text:p text:style-name="P15">Revisão – Nº de lançamento do pacote</text:p>
      <text:p text:style-name="P15">Arquitetura – Tipo de sistema do pacote</text:p>
      <text:p text:style-name="P15"/>
      <text:p text:style-name="P15">VitualBox…</text:p>
      <text:p text:style-name="P15"/>
      <text:p text:style-name="P4">*** <text:span text:style-name="T5">COMANDO RPM – MODOS </text:span>***</text:p>
      <text:p text:style-name="P4"/>
      <text:p text:style-name="P16">-i <text:tab/>Instalação</text:p>
      <text:p text:style-name="P16">-e<text:tab/>Desisntalação</text:p>
      <text:p text:style-name="P16">-U<text:tab/>Atualização</text:p>
      <text:p text:style-name="P16">-q <text:tab/>Consulta</text:p>
      <text:p text:style-name="P16">-V<text:tab/>Verificação</text:p>
      <text:p text:style-name="P16"/>
      <text:p text:style-name="P5">*** <text:span text:style-name="T6">MODO DE INSTALAÇÃO </text:span>***</text:p>
      <text:p text:style-name="P5"/>
      <text:p text:style-name="P10">Instalar um pacote:</text:p>
      <text:p text:style-name="P10"/>
      <text:p text:style-name="P10">rpm -ivh nome_do_pacote</text:p>
      <text:p text:style-name="P10"/>
      <text:p text:style-name="P17">-v<text:tab/>Modo verbose</text:p>
      <text:p text:style-name="P17">-h<text:tab/>Exibir string de # como indicador de progresso</text:p>
      <text:p text:style-name="P17">--test<text:tab/>Testa a instalação sem realizá-la; não usar com vh</text:p>
      <text:p text:style-name="P17"/>
      <text:p text:style-name="P17">Obs: O rpm não resolve dependências automaticamente.</text:p>
      <text:p text:style-name="P17">Para isso use o front-end yum.</text:p>
      <text:p text:style-name="P17"/>
      <text:p text:style-name="P6">*** <text:span text:style-name="T6">MODO DE ATUALIZAÇÃO </text:span>***</text:p>
      <text:p text:style-name="P6"/>
      <text:p text:style-name="P18">Caso especial do modo de instalação</text:p>
      <text:p text:style-name="P18"/>
      <text:p text:style-name="P11">rpm -Uvh nome_pacote</text:p>
      <text:p text:style-name="P18"/>
      <text:p text:style-name="P18">-v <text:tab/>Modo verbose</text:p>
      <text:p text:style-name="P18">-h <text:tab/>Exibir string de # como indicador de progresso </text:p>
      <text:p text:style-name="P18"/>
      <text:p text:style-name="P18">O -U instala um pacote se ele ainda não estiver instalado</text:p>
      <text:p text:style-name="P18"/>
      <text:p text:style-name="P7"><text:soft-page-break/>*** <text:span text:style-name="T6">MODO DE DESINSTALAÇÃO </text:span>***</text:p>
      <text:p text:style-name="P7"/>
      <text:p text:style-name="P9"><text:span text:style-name="T7">rpm -ev nome_pacote</text:span></text:p>
      <text:p text:style-name="P9"><text:span text:style-name="T2"/></text:p>
      <text:p text:style-name="P9"><text:span text:style-name="T2">-v <text:tab/>Modo verbose</text:span></text:p>
      <text:p text:style-name="P9"><text:span text:style-name="T2">--t <text:tab/>Testa a desistalação sem realizá-la</text:span></text:p>
      <text:p text:style-name="P9"><text:span text:style-name="T2"/></text:p>
      <text:p text:style-name="P9"><text:span text:style-name="T6"><text:s/></text:span></text:p>
      <text:p text:style-name="P18"/>
      <text:p text:style-name="P8">*** <text:span text:style-name="T6">MODO DE CONSULTA </text:span>*** </text:p>
      <text:p text:style-name="P8"/>
      <text:p text:style-name="P13">rpm -q[opções] nome_pacote</text:p>
      <text:p text:style-name="P12"/>
      <text:p text:style-name="P12">Opções </text:p>
      <text:p text:style-name="P12"/>
      <text:p text:style-name="P12"><text:span text:style-name="T1">-a <text:tab/>Lista todos os pacotes instalados no sistemas</text:span></text:p>
      <text:p text:style-name="P12"><text:span text:style-name="T1">-f<text:tab/>Exibe o pacote que contém determinado arquivo</text:span></text:p>
      <text:p text:style-name="P12"><text:span text:style-name="T1">-p<text:tab/>Consulta o arquivo de um pacote não-instalado</text:span></text:p>
      <text:p text:style-name="P12"><text:span text:style-name="T1">-c<text:tab/>Lista apenas os arquivos de configuração</text:span></text:p>
      <text:p text:style-name="P12"><text:span text:style-name="T1">-l<text:tab/>Lista todos os arquivos contidos no pacote</text:span></text:p>
      <text:p text:style-name="P12"><text:span text:style-name="T1">-R<text:tab/>Lista os pacotes dos quais esse pacote depende</text:span></text:p>
      <text:p text:style-name="P12"><text:span text:style-name="T1">-i <text:tab/>Exibe informações sobre um pacote instalados</text:span></text:p>
      <text:p text:style-name="P12"><text:span text:style-name="T1"/></text:p>
      <text:p text:style-name="P12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01:51.960199980</meta:creation-date>
    <dc:date>2020-05-04T16:35:51.223016697</dc:date>
    <meta:editing-duration>PT23M48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2" meta:paragraph-count="48" meta:word-count="257" meta:character-count="1563" meta:non-whitespace-character-count="1332"/>
  </office:meta>
</office:document-meta>
</file>